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F1000004B022CDDA1B619717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941cm" fo:min-width="3.827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941cm" fo:min-width="4.072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28cm" fo:min-width="4.072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856cm" fo:min-width="0.516cm"/>
    </style:style>
    <style:style style:name="gr6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  <style:text-properties fo:font-weight="bold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321cm" svg:height="15.749cm" svg:x="1.254cm" svg:y="-0.029cm">
          <draw:image xlink:href="Pictures/10000201000006F1000004B022CDDA1B619717B2.png" xlink:type="simple" xlink:show="embed" xlink:actuate="onLoad">
            <text:p/>
          </draw:image>
        </draw:frame>
        <draw:custom-shape draw:style-name="gr2" draw:text-style-name="P2" draw:layer="layout" svg:width="4.327cm" svg:height="3.191cm" svg:x="6.683cm" svg:y="3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3.191cm" svg:x="6.35cm" svg:y="6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1.778cm" svg:x="5.476cm" svg:y="8.6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3.106cm" svg:x="5.587cm" svg:y="8.0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54cm" svg:height="0.254cm" svg:x="5.444cm" svg:y="7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5.844cm" svg:y="7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5.698cm" svg:y="7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5.59cm" svg:y="7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9.114cm" svg:y="6.4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254cm" svg:height="0.254cm" svg:x="10.122cm" svg:y="5.4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254cm" svg:height="0.254cm" svg:x="10.668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254cm" svg:height="0.254cm" svg:x="6.096cm" svg:y="7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6.271cm" svg:y="7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6.43cm" svg:y="7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6.525cm" svg:y="7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6.684cm" svg:y="7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6.863cm" svg:y="7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6.938cm" svg:y="7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117cm" svg:y="7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371cm" svg:y="7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473cm" svg:y="7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625cm" svg:y="7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727cm" svg:y="7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89cm" svg:y="7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981cm" svg:y="7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8.049cm" svg:y="7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8.194cm" svg:y="7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8.352cm" svg:y="6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8.448cm" svg:y="6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8.606cm" svg:y="6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8.781cm" svg:y="6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8.86cm" svg:y="6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9.035cm" svg:y="6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289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9.368cm" svg:y="6.2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9.462cm" svg:y="6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9.543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9.622cm" svg:y="6.0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9.797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9.876cm" svg:y="5.7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051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229cm" svg:y="5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301cm" svg:y="5.1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388cm" svg:y="5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414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532cm" svg:y="4.6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691cm" svg:y="4.4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793cm" svg:y="4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864cm" svg:y="4.1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54cm" svg:height="0.254cm" svg:x="10.922cm" svg:y="4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6:26:16.464304384</meta:creation-date>
    <dc:date>2019-03-28T16:42:45.796747295</dc:date>
    <meta:editing-duration>PT16M26S</meta:editing-duration>
    <meta:editing-cycles>3</meta:editing-cycles>
    <meta:generator>LibreOffice/6.0.7.3$Linux_X86_64 LibreOffice_project/00m0$Build-3</meta:generator>
    <meta:document-statistic meta:object-count="74"/>
  </office:meta>
</office:document-meta>
</file>